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85H07M50.658051S" calcext:value-type="time">
            <text:p>1585:07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table:number-columns-repeated="2"/>
          <table:table-cell table:style-name="ce18" table:formula="of:=IF([.G305]-[.F305] &gt; 0; [.G305]-[.F305]; 0)" office:value-type="time" office:time-value="PT00H00M00S" calcext:value-type="time">
            <text:p>00:00</text:p>
          </table:table-cell>
          <table:table-cell table:style-name="ce18" table:formula="of:=[.D305]+[.H305]" office:value-type="time" office:time-value="PT06H02M58.393S" calcext:value-type="time">
            <text:p>06:02</text:p>
          </table:table-cell>
          <table:table-cell table:style-name="ce24"/>
          <table:table-cell table:style-name="ce30" office:value-type="string" calcext:value-type="string">
            <text:p>Hallways &amp; busts, chandelier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1H15M37.35S" calcext:value-type="time">
            <text:p>21:1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07]-[.B307] &gt; 0; [.C307]-[.B3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07:49:06.3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2T13:39:43.752000000</dc:date>
    <meta:editing-duration>P70DT19H11M53S</meta:editing-duration>
    <meta:editing-cycles>1863</meta:editing-cycles>
    <meta:generator>LibreOffice/7.2.6.2$Windows_X86_64 LibreOffice_project/b0ec3a565991f7569a5a7f5d24fed7f52653d754</meta:generator>
    <dc:creator>Benjamin Laws</dc:creator>
    <meta:document-statistic meta:table-count="2" meta:cell-count="2321" meta:object-count="0"/>
  </office:meta>
</office:document-meta>
</file>